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95759716156389631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27864398728272077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93527820229808294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54857604480368974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661729986234777241" text:style-name="L5">
        <text:list-item>
          <text:list>
            <text:list-header>
              <text:p text:style-name="P117">0.75 mile splits: 9:06, 9:24, 8:13</text:p>
              <text:p text:style-name="P11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124852166188051722"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47267170964230557"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862709700170973644"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803635" text:continue-list="list147267170964230557"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355631446965564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827457"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81064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807486"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827222"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812013"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79"/>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
      <text:p text:style-name="P79"><text:soft-page-break/></text:p>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556010988225121625"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03T18:56:28.88</dc:date>
    <dc:creator>James Lombardi</dc:creator>
    <meta:editing-duration>P10DT4H50M34S</meta:editing-duration>
    <meta:editing-cycles>875</meta:editing-cycles>
    <meta:generator>OpenOffice/4.1.2$Win32 OpenOffice.org_project/412m3$Build-9782</meta:generator>
    <meta:document-statistic meta:table-count="0" meta:image-count="9" meta:object-count="0" meta:page-count="97" meta:paragraph-count="2659" meta:word-count="29934" meta:character-count="153120"/>
  </office:meta>
</office:document-meta>
</file>